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2.86pt"/>
    </style:style>
    <style:style style:name="co2" style:family="table-column">
      <style:table-column-properties fo:break-before="auto" style:column-width="68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Server (URL)</text:p>
          </table:table-cell>
          <table:table-cell table:style-name="Default" office:value-type="string" calcext:value-type="string">
            <text:p>Rate (KiB/s)</text:p>
          </table:table-cell>
        </table:table-row>
        <table:table-row table:style-name="ro1">
          <table:table-cell office:value-type="string" calcext:value-type="string">
            <text:p>http://mirror.rit.edu/archlinux/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 office:value-type="string" calcext:value-type="string">
            <text:p>http://mir.archlinux.fr/</text:p>
          </table:table-cell>
          <table:table-cell office:value-type="float" office:value="64.15" calcext:value-type="float">
            <text:p>64.2</text:p>
          </table:table-cell>
        </table:table-row>
        <table:table-row table:style-name="ro1">
          <table:table-cell office:value-type="string" calcext:value-type="string">
            <text:p>http://ftp.hosteurope.de/mirror/ftp.archlinux.org/</text:p>
          </table:table-cell>
          <table:table-cell office:value-type="float" office:value="62.66" calcext:value-type="float">
            <text:p>62.7</text:p>
          </table:table-cell>
        </table:table-row>
        <table:table-row table:style-name="ro1">
          <table:table-cell office:value-type="string" calcext:value-type="string">
            <text:p>http://ftp.tu-chemnitz.de/pub/linux/archlinux/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string" calcext:value-type="string">
            <text:p>http://ftp.eenet.ee/pub/archlinux/</text:p>
          </table:table-cell>
          <table:table-cell office:value-type="float" office:value="50.82" calcext:value-type="float">
            <text:p>50.8</text:p>
          </table:table-cell>
        </table:table-row>
        <table:table-row table:style-name="ro1">
          <table:table-cell office:value-type="string" calcext:value-type="string">
            <text:p>http://ftp.mfa.kfki.hu/pub/mirrors/ftp.archlinux.org/</text:p>
          </table:table-cell>
          <table:table-cell office:value-type="float" office:value="62.42" calcext:value-type="float">
            <text:p>62.4</text:p>
          </table:table-cell>
        </table:table-row>
        <table:table-row table:style-name="ro1">
          <table:table-cell office:value-type="string" calcext:value-type="string">
            <text:p>http://ftp5.gwdg.de/pub/linux/archlinux/</text:p>
          </table:table-cell>
          <table:table-cell office:value-type="float" office:value="68.01" calcext:value-type="float">
            <text:p>68.0</text:p>
          </table:table-cell>
        </table:table-row>
        <table:table-row table:style-name="ro1">
          <table:table-cell office:value-type="string" calcext:value-type="string">
            <text:p>http://ftp.heanet.ie/mirrors/ftp.archlinux.org/</text:p>
          </table:table-cell>
          <table:table-cell office:value-type="float" office:value="57.35" calcext:value-type="float">
            <text:p>57.4</text:p>
          </table:table-cell>
        </table:table-row>
        <table:table-row table:style-name="ro1">
          <table:table-cell office:value-type="string" calcext:value-type="string">
            <text:p>http://ftp.nluug.nl/os/Linux/distr/archlinux/</text:p>
          </table:table-cell>
          <table:table-cell office:value-type="float" office:value="54.26" calcext:value-type="float">
            <text:p>54.3</text:p>
          </table:table-cell>
        </table:table-row>
        <table:table-row table:style-name="ro1">
          <table:table-cell office:value-type="string" calcext:value-type="string">
            <text:p>http://archlinux.puzzle.ch/</text:p>
          </table:table-cell>
          <table:table-cell office:value-type="float" office:value="51.11" calcext:value-type="float">
            <text:p>51.1</text:p>
          </table:table-cell>
        </table:table-row>
        <table:table-row table:style-name="ro1">
          <table:table-cell office:value-type="string" calcext:value-type="string">
            <text:p>http://www.gtlib.gatech.edu/pub/archlinux/</text:p>
          </table:table-cell>
          <table:table-cell office:value-type="float" office:value="63.59" calcext:value-type="float">
            <text:p>63.6</text:p>
          </table:table-cell>
        </table:table-row>
        <table:table-row table:style-name="ro1">
          <table:table-cell office:value-type="string" calcext:value-type="string">
            <text:p>http://ftp.uni-kl.de/pub/linux/archlinux/</text:p>
          </table:table-cell>
          <table:table-cell office:value-type="float" office:value="70.05" calcext:value-type="float">
            <text:p>70.1</text:p>
          </table:table-cell>
        </table:table-row>
        <table:table-row table:style-name="ro1">
          <table:table-cell office:value-type="string" calcext:value-type="string">
            <text:p>http://ftp.linux.org.tr/archlinux/</text:p>
          </table:table-cell>
          <table:table-cell office:value-type="float" office:value="42.19" calcext:value-type="float">
            <text:p>42.2</text:p>
          </table:table-cell>
        </table:table-row>
        <table:table-row table:style-name="ro1">
          <table:table-cell office:value-type="string" calcext:value-type="string">
            <text:p>http://ftp.uni-bayreuth.de/linux/archlinux/</text:p>
          </table:table-cell>
          <table:table-cell office:value-type="float" office:value="54.95" calcext:value-type="float">
            <text:p>55.0</text:p>
          </table:table-cell>
        </table:table-row>
        <table:table-row table:style-name="ro1">
          <table:table-cell office:value-type="string" calcext:value-type="string">
            <text:p>http://mirror.csclub.uwaterloo.ca/archlinux/</text:p>
          </table:table-cell>
          <table:table-cell office:value-type="float" office:value="96.88" calcext:value-type="float">
            <text:p>96.9</text:p>
          </table:table-cell>
        </table:table-row>
        <table:table-row table:style-name="ro1">
          <table:table-cell office:value-type="string" calcext:value-type="string">
            <text:p>http://archlinux.mirrors.uk2.net/</text:p>
          </table:table-cell>
          <table:table-cell office:value-type="float" office:value="74.97" calcext:value-type="float">
            <text:p>75.0</text:p>
          </table:table-cell>
        </table:table-row>
        <table:table-row table:style-name="ro1">
          <table:table-cell office:value-type="string" calcext:value-type="string">
            <text:p>http://mirror.umd.edu/archlinux/</text:p>
          </table:table-cell>
          <table:table-cell office:value-type="float" office:value="96.03" calcext:value-type="float">
            <text:p>96.0</text:p>
          </table:table-cell>
        </table:table-row>
        <table:table-row table:style-name="ro1">
          <table:table-cell office:value-type="string" calcext:value-type="string">
            <text:p>http://ftp-stud.hs-esslingen.de/pub/Mirrors/archlinux/</text:p>
          </table:table-cell>
          <table:table-cell office:value-type="float" office:value="75.22" calcext:value-type="float">
            <text:p>75.2</text:p>
          </table:table-cell>
        </table:table-row>
        <table:table-row table:style-name="ro1">
          <table:table-cell office:value-type="string" calcext:value-type="string">
            <text:p>http://www.las.ic.unicamp.br/pub/archlinux/</text:p>
          </table:table-cell>
          <table:table-cell office:value-type="float" office:value="26.29" calcext:value-type="float">
            <text:p>26.3</text:p>
          </table:table-cell>
        </table:table-row>
        <table:table-row table:style-name="ro1">
          <table:table-cell office:value-type="string" calcext:value-type="string">
            <text:p>http://mirror.archlinux.no/</text:p>
          </table:table-cell>
          <table:table-cell office:value-type="float" office:value="76.17" calcext:value-type="float">
            <text:p>76.2</text:p>
          </table:table-cell>
        </table:table-row>
        <table:table-row table:style-name="ro1">
          <table:table-cell office:value-type="string" calcext:value-type="string">
            <text:p>http://mirror.isoc.org.il/pub/archlinux/</text:p>
          </table:table-cell>
          <table:table-cell office:value-type="float" office:value="71.58" calcext:value-type="float">
            <text:p>71.6</text:p>
          </table:table-cell>
        </table:table-row>
        <table:table-row table:style-name="ro1">
          <table:table-cell office:value-type="string" calcext:value-type="string">
            <text:p>http://ftp.osuosl.org/pub/archlinux/</text:p>
          </table:table-cell>
          <table:table-cell office:value-type="float" office:value="71.98" calcext:value-type="float">
            <text:p>72.0</text:p>
          </table:table-cell>
        </table:table-row>
        <table:table-row table:style-name="ro1">
          <table:table-cell office:value-type="string" calcext:value-type="string">
            <text:p>http://mirror.internode.on.net/pub/archlinux/</text:p>
          </table:table-cell>
          <table:table-cell office:value-type="float" office:value="36.01" calcext:value-type="float">
            <text:p>36.0</text:p>
          </table:table-cell>
        </table:table-row>
        <table:table-row table:style-name="ro1">
          <table:table-cell office:value-type="string" calcext:value-type="string">
            <text:p>http://mirror.yandex.ru/archlinux/</text:p>
          </table:table-cell>
          <table:table-cell office:value-type="float" office:value="58.43" calcext:value-type="float">
            <text:p>58.4</text:p>
          </table:table-cell>
        </table:table-row>
        <table:table-row table:style-name="ro1">
          <table:table-cell office:value-type="string" calcext:value-type="string">
            <text:p>http://archlinux.c3sl.ufpr.br/</text:p>
          </table:table-cell>
          <table:table-cell office:value-type="float" office:value="44.91" calcext:value-type="float">
            <text:p>44.9</text:p>
          </table:table-cell>
        </table:table-row>
        <table:table-row table:style-name="ro1">
          <table:table-cell office:value-type="string" calcext:value-type="string">
            <text:p>http://mirror.ancl.hawaii.edu/linux/archlinux/</text:p>
          </table:table-cell>
          <table:table-cell office:value-type="float" office:value="55.56" calcext:value-type="float">
            <text:p>55.6</text:p>
          </table:table-cell>
        </table:table-row>
        <table:table-row table:style-name="ro1">
          <table:table-cell office:value-type="string" calcext:value-type="string">
            <text:p>http://ftp.spline.inf.fu-berlin.de/mirrors/archlinux/</text:p>
          </table:table-cell>
          <table:table-cell office:value-type="float" office:value="60.01" calcext:value-type="float">
            <text:p>60.0</text:p>
          </table:table-cell>
        </table:table-row>
        <table:table-row table:style-name="ro1">
          <table:table-cell office:value-type="string" calcext:value-type="string">
            <text:p>http://lug.mtu.edu/archlinux/</text:p>
          </table:table-cell>
          <table:table-cell office:value-type="float" office:value="70.21" calcext:value-type="float">
            <text:p>70.2</text:p>
          </table:table-cell>
        </table:table-row>
        <table:table-row table:style-name="ro1">
          <table:table-cell office:value-type="string" calcext:value-type="string">
            <text:p>http://mirror.selfnet.de/archlinux/</text:p>
          </table:table-cell>
          <table:table-cell office:value-type="float" office:value="62.34" calcext:value-type="float">
            <text:p>62.3</text:p>
          </table:table-cell>
        </table:table-row>
        <table:table-row table:style-name="ro1">
          <table:table-cell office:value-type="string" calcext:value-type="string">
            <text:p>http://ftp.otenet.gr/linux/archlinux/</text:p>
          </table:table-cell>
          <table:table-cell office:value-type="float" office:value="60.08" calcext:value-type="float">
            <text:p>60.1</text:p>
          </table:table-cell>
        </table:table-row>
        <table:table-row table:style-name="ro1">
          <table:table-cell office:value-type="string" calcext:value-type="string">
            <text:p>http://ftp.df.lth.se/pub/archlinux/</text:p>
          </table:table-cell>
          <table:table-cell office:value-type="float" office:value="65.39" calcext:value-type="float">
            <text:p>65.4</text:p>
          </table:table-cell>
        </table:table-row>
        <table:table-row table:style-name="ro1">
          <table:table-cell office:value-type="string" calcext:value-type="string">
            <text:p>http://pet.inf.ufsc.br/mirrors/archlinux/</text:p>
          </table:table-cell>
          <table:table-cell office:value-type="float" office:value="46.42" calcext:value-type="float">
            <text:p>46.4</text:p>
          </table:table-cell>
        </table:table-row>
        <table:table-row table:style-name="ro1">
          <table:table-cell office:value-type="string" calcext:value-type="string">
            <text:p>http://archlinux.nautile.nc/archlinux/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http://mirror.archlinux.ro/archlinux/</text:p>
          </table:table-cell>
          <table:table-cell office:value-type="float" office:value="46.1" calcext:value-type="float">
            <text:p>46.1</text:p>
          </table:table-cell>
        </table:table-row>
        <table:table-row table:style-name="ro1">
          <table:table-cell office:value-type="string" calcext:value-type="string">
            <text:p>http://ftp.cc.uoc.gr/mirrors/linux/archlinux/</text:p>
          </table:table-cell>
          <table:table-cell office:value-type="float" office:value="65.51" calcext:value-type="float">
            <text:p>65.5</text:p>
          </table:table-cell>
        </table:table-row>
        <table:table-row table:style-name="ro1">
          <table:table-cell office:value-type="string" calcext:value-type="string">
            <text:p>http://mirrors.kernel.org/archlinux/</text:p>
          </table:table-cell>
          <table:table-cell office:value-type="float" office:value="65.58" calcext:value-type="float">
            <text:p>65.6</text:p>
          </table:table-cell>
        </table:table-row>
        <table:table-row table:style-name="ro1">
          <table:table-cell office:value-type="string" calcext:value-type="string">
            <text:p>http://archlinux.limun.org/</text:p>
          </table:table-cell>
          <table:table-cell office:value-type="float" office:value="74.92" calcext:value-type="float">
            <text:p>74.9</text:p>
          </table:table-cell>
        </table:table-row>
        <table:table-row table:style-name="ro1">
          <table:table-cell office:value-type="string" calcext:value-type="string">
            <text:p>http://ftp.tku.edu.tw/Linux/ArchLinux/</text:p>
          </table:table-cell>
          <table:table-cell office:value-type="float" office:value="42.66" calcext:value-type="float">
            <text:p>42.7</text:p>
          </table:table-cell>
        </table:table-row>
        <table:table-row table:style-name="ro1">
          <table:table-cell office:value-type="string" calcext:value-type="string">
            <text:p>http://mirror.its.dal.ca/archlinux/</text:p>
          </table:table-cell>
          <table:table-cell office:value-type="float" office:value="76.54" calcext:value-type="float">
            <text:p>76.5</text:p>
          </table:table-cell>
        </table:table-row>
        <table:table-row table:style-name="ro1">
          <table:table-cell office:value-type="string" calcext:value-type="string">
            <text:p>http://mirror.cse.iitk.ac.in/archlinux/</text:p>
          </table:table-cell>
          <table:table-cell office:value-type="float" office:value="17.32" calcext:value-type="float">
            <text:p>17.3</text:p>
          </table:table-cell>
        </table:table-row>
        <table:table-row table:style-name="ro1">
          <table:table-cell office:value-type="string" calcext:value-type="string">
            <text:p>http://ftp.rnl.tecnico.ulisboa.pt/pub/archlinux/</text:p>
          </table:table-cell>
          <table:table-cell office:value-type="float" office:value="58.58" calcext:value-type="float">
            <text:p>58.6</text:p>
          </table:table-cell>
        </table:table-row>
        <table:table-row table:style-name="ro1">
          <table:table-cell office:value-type="string" calcext:value-type="string">
            <text:p>http://archlinux.mirror.kangaroot.net/</text:p>
          </table:table-cell>
          <table:table-cell office:value-type="float" office:value="29.55" calcext:value-type="float">
            <text:p>29.6</text:p>
          </table:table-cell>
        </table:table-row>
        <table:table-row table:style-name="ro1">
          <table:table-cell office:value-type="string" calcext:value-type="string">
            <text:p>http://archlinux.mirrors.ovh.net/archlinux/</text:p>
          </table:table-cell>
          <table:table-cell office:value-type="float" office:value="67.85" calcext:value-type="float">
            <text:p>67.9</text:p>
          </table:table-cell>
        </table:table-row>
        <table:table-row table:style-name="ro1">
          <table:table-cell office:value-type="string" calcext:value-type="string">
            <text:p>http://ftp.jaist.ac.jp/pub/Linux/ArchLinux/</text:p>
          </table:table-cell>
          <table:table-cell office:value-type="float" office:value="47.27" calcext:value-type="float">
            <text:p>47.3</text:p>
          </table:table-cell>
        </table:table-row>
        <table:table-row table:style-name="ro1">
          <table:table-cell office:value-type="string" calcext:value-type="string">
            <text:p>http://ftp.halifax.rwth-aachen.de/archlinux/</text:p>
          </table:table-cell>
          <table:table-cell office:value-type="float" office:value="106.13" calcext:value-type="float">
            <text:p>106.1</text:p>
          </table:table-cell>
        </table:table-row>
        <table:table-row table:style-name="ro1">
          <table:table-cell office:value-type="string" calcext:value-type="string">
            <text:p>http://mirrors.163.com/archlinux/</text:p>
          </table:table-cell>
          <table:table-cell office:value-type="float" office:value="19.73" calcext:value-type="float">
            <text:p>19.7</text:p>
          </table:table-cell>
        </table:table-row>
        <table:table-row table:style-name="ro1">
          <table:table-cell office:value-type="string" calcext:value-type="string">
            <text:p>http://artfiles.org/archlinux.org/</text:p>
          </table:table-cell>
          <table:table-cell office:value-type="float" office:value="50.75" calcext:value-type="float">
            <text:p>50.8</text:p>
          </table:table-cell>
        </table:table-row>
        <table:table-row table:style-name="ro1">
          <table:table-cell office:value-type="string" calcext:value-type="string">
            <text:p>http://mirrors.cat.pdx.edu/archlinux/</text:p>
          </table:table-cell>
          <table:table-cell office:value-type="float" office:value="78.05" calcext:value-type="float">
            <text:p>78.1</text:p>
          </table:table-cell>
        </table:table-row>
        <table:table-row table:style-name="ro1">
          <table:table-cell office:value-type="string" calcext:value-type="string">
            <text:p>http://mirror.datacenter.by/pub/archlinux/</text:p>
          </table:table-cell>
          <table:table-cell office:value-type="float" office:value="61.46" calcext:value-type="float">
            <text:p>61.5</text:p>
          </table:table-cell>
        </table:table-row>
        <table:table-row table:style-name="ro1">
          <table:table-cell office:value-type="string" calcext:value-type="string">
            <text:p>http://archlinux.uib.no/</text:p>
          </table:table-cell>
          <table:table-cell office:value-type="float" office:value="60.92" calcext:value-type="float">
            <text:p>6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5">00/00/0000</text:date>, <text:time style:data-style-name="N2" text:time-value="16:39:15.539200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08:56:33.842263001</meta:creation-date>
    <dc:date>2015-04-05T18:22:03.142844807</dc:date>
    <meta:editing-duration>PT1H17M30S</meta:editing-duration>
    <meta:editing-cycles>4</meta:editing-cycles>
    <meta:generator>LibreOffice/4.4.1.2$Linux_X86_64 LibreOffice_project/40m0$Build-2</meta:generator>
    <meta:document-statistic meta:table-count="1" meta:cell-count="102" meta:object-count="0"/>
  </office:meta>
</office:document-meta>
</file>